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left" draw:textarea-vertical-align="top" draw:auto-grow-height="false" fo:min-height="0cm" fo:min-width="0cm" fo:padding-top="1.23cm" fo:padding-left="0.65cm" fo:padding-right="0.65cm"/>
    </style:style>
    <style:style style:name="gr7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left" draw:textarea-vertical-align="middle" draw:auto-grow-height="false" fo:min-height="0cm" fo:min-width="0cm" fo:padding-left="0.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7cm" svg:height="15.5cm" svg:x="0cm" svg:y="0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cm" svg:height="8.5cm" svg:x="0.5cm" svg:y="6.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3.5cm" svg:x="0.5cm" svg:y="0.5cm">
          <text:p text:style-name="P2">HIPL dae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5cm" svg:height="3cm" svg:x="1cm" svg:y="7cm">
          <text:p text:style-name="P2">ag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cm" svg:y1="4cm" svg:x2="4cm" svg:y2="7cm">
          <text:p text:style-name="P3"/>
        </draw:line>
        <draw:frame draw:style-name="gr5" draw:layer="layout" svg:width="5.921cm" svg:height="1.725cm" svg:x="4.023cm" svg:y="4.279cm">
          <draw:text-box>
            <text:p text:style-name="P3">UDP trough</text:p>
            <text:p text:style-name="P3">UNIX local socket</text:p>
          </draw:text-box>
        </draw:frame>
        <draw:custom-shape draw:style-name="gr6" draw:text-style-name="P2" draw:layer="layout" svg:width="7cm" svg:height="5cm" svg:x="9cm" svg:y="7cm">
          <text:p text:style-name="P2">Datab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cm" svg:height="0.5cm" svg:x="13cm" svg:y="8.7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1" draw:layer="layout" svg:width="2cm" svg:height="0.5cm" svg:x="13cm" svg:y="8.4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1" draw:layer="layout" svg:width="2cm" svg:height="0.5cm" svg:x="13cm" svg:y="8.1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1" draw:layer="layout" svg:width="2cm" svg:height="0.5cm" svg:x="13cm" svg:y="7.8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line draw:style-name="gr8" draw:text-style-name="P1" draw:layer="layout" svg:x1="7.5cm" svg:y1="8.5cm" svg:x2="9cm" svg:y2="8.5cm">
          <text:p text:style-name="P3"/>
        </draw:line>
        <draw:custom-shape draw:style-name="gr9" draw:text-style-name="P2" draw:layer="layout" svg:width="7cm" svg:height="3cm" svg:x="1cm" svg:y="11.5cm">
          <text:p text:style-name="P2">GUI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cm" svg:y1="10cm" svg:x2="4cm" svg:y2="11.5cm">
          <text:p text:style-name="P3"/>
        </draw:line>
        <draw:custom-shape draw:style-name="gr3" draw:text-style-name="P5" draw:layer="layout" svg:width="2cm" svg:height="2cm" svg:x="5.5cm" svg:y="12cm">
          <text:p text:style-name="P4"><text:span text:style-name="T1">tray</text:span></text:p>
          <text:p text:style-name="P4"><text:span text:style-name="T1">ic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cm" svg:height="2cm" svg:x="3.5cm" svg:y="12cm">
          <text:p text:style-name="P4"><text:span text:style-name="T1">new</text:span></text:p>
          <text:p text:style-name="P4"><text:span text:style-name="T1">HIT</text:span></text:p>
          <text:p text:style-name="P4"><text:span text:style-name="T1">dialo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cm" svg:height="2cm" svg:x="9.5cm" svg:y="9.5cm">
          <text:p text:style-name="P4"><text:span text:style-name="T1">local</text:span></text:p>
          <text:p text:style-name="P4"><text:span text:style-name="T1">HIT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cm" svg:height="2cm" svg:x="11.5cm" svg:y="9.5cm">
          <text:p text:style-name="P4"><text:span text:style-name="T1">remote</text:span></text:p>
          <text:p text:style-name="P4"><text:span text:style-name="T1">HIT</text:span></text:p>
          <text:p text:style-name="P4"><text:span text:style-name="T1">group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cm" svg:height="2cm" svg:x="13.5cm" svg:y="9.5cm">
          <text:p text:style-name="P4"><text:span text:style-name="T1">remote</text:span></text:p>
          <text:p text:style-name="P4"><text:span text:style-name="T1">HI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fi" fo:country="FI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10-04T14:56:09</meta:creation-date>
    <dc:date>2006-10-04T18:24:39</dc:date>
    <dc:language>fi-FI</dc:language>
    <meta:editing-cycles>3</meta:editing-cycles>
    <meta:editing-duration>PT3H12M59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